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4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1cm" fo:min-width="4.54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5cm" fo:min-width="1.0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2cm" fo:min-width="3.825cm"/>
    </style:style>
    <style:style style:name="gr9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5cm" fo:min-width="0.9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1.0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2.0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4cm" fo:min-width="1.9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0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2.332cm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marker-end="Arrowheads_20_1" draw:fill="none" draw:textarea-vertical-align="middle"/>
    </style:style>
    <style:style style:name="gr20" style:family="graphic" style:parent-style-name="objectwithoutfill">
      <style:graphic-properties draw:marker-start="Arrowheads_20_1" draw:marker-end="" draw:fill="none" draw:textarea-vertical-align="middle"/>
    </style:style>
    <style:style style:name="gr21" style:family="graphic" style:parent-style-name="standard">
      <style:graphic-properties draw:fill="hatch" draw:fill-color="#999999" draw:fill-hatch-name="Black_20_45_20_Degrees" draw:fill-hatch-solid="fals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2.9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2cm" fo:min-width="2.9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2.7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2.78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.955cm"/>
    </style:style>
    <style:style style:name="gr27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0000ff"/>
    </style:style>
    <style:style style:name="P6" style:family="paragraph">
      <style:paragraph-properties fo:text-align="center"/>
      <style:text-properties fo:color="#0000ff"/>
    </style:style>
    <style:style style:name="P7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position="sub 58%" fo:font-size="20pt" style:font-size-asian="20pt" style:font-size-complex="20pt"/>
    </style:style>
    <style:style style:name="T5" style:family="text">
      <style:text-properties fo:color="#0000ff"/>
    </style:style>
    <style:style style:name="T6" style:family="text">
      <style:text-properties fo:color="#0000ff" style:text-position="sub 58%"/>
    </style:style>
    <style:style style:name="T7" style:family="text">
      <style:text-properties fo:color="#0000ff" style:text-position="0% 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2cm" svg:height="14.8cm" svg:x="0.4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89cm" svg:height="1.217cm" svg:x="6.771cm" svg:y="5.1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7.889cm" svg:height="1.207cm" svg:x="6.771cm" svg:y="13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438cm" svg:height="1.05cm" svg:x="8.59cm" svg:y="5.292cm">
          <draw:text-box>
            <text:p><text:span text:style-name="T1">Condenser</text:span></text:p>
          </draw:text-box>
        </draw:frame>
        <draw:frame draw:style-name="gr5" draw:text-style-name="P3" draw:layer="layout" svg:width="4.367cm" svg:height="1.101cm" svg:x="8.489cm" svg:y="13.401cm">
          <draw:text-box>
            <text:p text:style-name="P1"><text:span text:style-name="T1">Evaporator</text:span></text:p>
          </draw:text-box>
        </draw:frame>
        <draw:custom-shape draw:style-name="gr6" draw:text-style-name="P1" draw:layer="layout" svg:width="1.416cm" svg:height="0.605cm" svg:x="25.784cm" svg:y="9.5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1.614cm" svg:height="1.285cm" svg:x="25.586cm" svg:y="8.434cm">
          <draw:text-box>
            <text:p><text:span text:style-name="T2">W</text:span><text:span text:style-name="T3">P</text:span></text:p>
          </draw:text-box>
        </draw:frame>
        <draw:frame draw:style-name="gr8" draw:text-style-name="P1" draw:layer="layout" svg:width="4.174cm" svg:height="2.412cm" svg:x="0.5cm" svg:y="8.794cm">
          <draw:text-box>
            <text:p text:style-name="P1">Throttling</text:p>
            <text:p text:style-name="P1">Valve </text:p>
            <text:p text:style-name="P1">(expansion)</text:p>
          </draw:text-box>
        </draw:frame>
        <draw:custom-shape draw:style-name="gr9" draw:text-style-name="P1" xml:id="id2" draw:id="id2" draw:layer="layout" svg:width="1.614cm" svg:height="1.616cm" svg:x="3.891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613cm" svg:height="1.614cm" draw:transform="rotate (-0.83723444218168) translate (4.758cm 8.79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6.771cm" svg:y1="5.802cm" svg:x2="4.698cm" svg:y2="9.126cm" draw:start-shape="id1" draw:start-glue-point="3" draw:end-shape="id2" draw:end-glue-point="4" svg:d="m6771 5802h-2073v3324" svg:viewBox="0 0 2074 3325">
          <text:p/>
        </draw:connector>
        <draw:connector draw:style-name="gr11" draw:text-style-name="P1" draw:layer="layout" svg:x1="4.698cm" svg:y1="10.742cm" svg:x2="6.771cm" svg:y2="13.898cm" draw:start-shape="id2" draw:start-glue-point="8" draw:end-shape="id3" draw:end-glue-point="3" svg:d="m4698 10742v3156h2073" svg:viewBox="0 0 2074 3157">
          <text:p/>
        </draw:connector>
        <draw:connector draw:style-name="gr11" draw:text-style-name="P1" draw:layer="layout" svg:x1="18.401cm" svg:y1="5.802cm" svg:x2="14.66cm" svg:y2="5.802cm" draw:start-shape="id4" draw:start-glue-point="3" draw:end-shape="id1" draw:end-glue-point="1" svg:d="m18401 5802h-3741" svg:viewBox="0 0 3742 1">
          <text:p/>
        </draw:connector>
        <draw:custom-shape draw:style-name="gr6" draw:text-style-name="P1" draw:layer="layout" svg:width="0.605cm" svg:height="1.816cm" svg:x="10.504cm" svg:y="3.3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07cm" svg:height="1.816cm" svg:x="10.007cm" svg:y="14.5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1.698cm" svg:height="1.285cm" svg:x="10.31cm" svg:y="15.109cm">
          <draw:text-box>
            <text:p><text:span text:style-name="T1">Q</text:span><text:span text:style-name="T4">E</text:span></text:p>
          </draw:text-box>
        </draw:frame>
        <draw:frame draw:style-name="gr13" draw:text-style-name="P2" draw:layer="layout" svg:width="1.67cm" svg:height="1.286cm" svg:x="10.854cm" svg:y="3.808cm">
          <draw:text-box>
            <text:p><text:span text:style-name="T1">Q</text:span><text:span text:style-name="T4">C</text:span></text:p>
          </draw:text-box>
        </draw:frame>
        <draw:frame draw:style-name="gr14" draw:text-style-name="P5" draw:layer="layout" svg:width="2.593cm" svg:height="1.185cm" svg:x="4.178cm" svg:y="4.793cm">
          <draw:text-box>
            <text:p><text:span text:style-name="T5">LT; HP</text:span><text:span text:style-name="T6">L</text:span></text:p>
          </draw:text-box>
        </draw:frame>
        <draw:frame draw:style-name="gr15" draw:text-style-name="P5" draw:layer="layout" svg:width="2.484cm" svg:height="1.184cm" svg:x="4.344cm" svg:y="13.824cm">
          <draw:text-box>
            <text:p><text:span text:style-name="T5">LT; LP</text:span><text:span text:style-name="T6">L</text:span></text:p>
          </draw:text-box>
        </draw:frame>
        <draw:frame draw:style-name="gr16" draw:text-style-name="P5" draw:layer="layout" svg:width="2.573cm" svg:height="1.183cm" svg:x="14.962cm" svg:y="13.828cm">
          <draw:text-box>
            <text:p><text:span text:style-name="T5">LT; LP</text:span><text:span text:style-name="T6">G</text:span></text:p>
          </draw:text-box>
        </draw:frame>
        <draw:frame draw:style-name="gr17" draw:text-style-name="P5" draw:layer="layout" svg:width="2.832cm" svg:height="1.186cm" svg:x="15.367cm" svg:y="4.718cm">
          <draw:text-box>
            <text:p><text:span text:style-name="T5">HT; HP</text:span><text:span text:style-name="T6">G</text:span></text:p>
          </draw:text-box>
        </draw:frame>
        <draw:custom-shape draw:style-name="gr18" draw:text-style-name="P1" xml:id="id4" draw:id="id4" draw:layer="layout" svg:width="4.147cm" svg:height="1.217cm" svg:x="18.401cm" svg:y="5.194cm">
          <text:p text:style-name="P1">Genera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5" draw:id="id5" draw:layer="layout" svg:width="4.147cm" svg:height="1.213cm" svg:x="18.176cm" svg:y="13.289cm">
          <text:p text:style-name="P1">Absorb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94.92089925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4.659cm" svg:y1="13.898cm" svg:x2="18.177cm" svg:y2="13.895cm">
          <text:p/>
        </draw:line>
        <draw:custom-shape draw:style-name="gr9" draw:text-style-name="P1" draw:layer="layout" svg:width="1.615cm" svg:height="1.616cm" svg:x="19.466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614cm" svg:height="1.614cm" draw:transform="skewX (-0.000698131700797872) rotate (-0.83723444218168) translate (20.355cm 8.78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0.323cm" svg:y1="13.289cm" svg:x2="20.323cm" svg:y2="10.742cm">
          <text:p/>
        </draw:line>
        <draw:line draw:style-name="gr20" draw:text-style-name="P1" draw:layer="layout" svg:x1="20.323cm" svg:y1="9.127cm" svg:x2="20.323cm" svg:y2="6.393cm">
          <text:p/>
        </draw:line>
        <draw:custom-shape draw:style-name="gr6" draw:text-style-name="P1" xml:id="id6" draw:id="id6" draw:layer="layout" svg:width="1.06cm" svg:height="0.944cm" svg:x="24.748cm" svg:y="9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06cm" svg:height="0.47cm" svg:x="24.748cm" svg:y="10.3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svg:x1="22.323cm" svg:y1="13.895cm" svg:x2="24.748cm" svg:y2="9.918cm" draw:start-shape="id5" draw:start-glue-point="1" draw:end-shape="id6" draw:end-glue-point="6" svg:d="m22323 13895h1213v-3977h1212" svg:viewBox="0 0 2426 3978">
          <text:p/>
        </draw:connector>
        <draw:connector draw:style-name="gr11" draw:text-style-name="P1" draw:layer="layout" svg:x1="25.278cm" svg:y1="9.446cm" svg:x2="22.548cm" svg:y2="5.802cm" draw:start-shape="id6" draw:start-glue-point="4" draw:end-shape="id4" draw:end-glue-point="1" svg:d="m25278 9446v-3644h-2730" svg:viewBox="0 0 2731 3645">
          <text:p/>
        </draw:connector>
        <draw:custom-shape draw:style-name="gr21" draw:text-style-name="P1" draw:layer="layout" svg:width="1.415cm" svg:height="0.406cm" svg:x="24.571cm" svg:y="10.86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3.462cm" svg:height="1.49cm" svg:x="17.183cm" svg:y="6.819cm">
          <draw:text-box>
            <text:p text:style-name="P1"><text:span text:style-name="T5">HT; HP</text:span></text:p>
            <text:p text:style-name="P1"><text:span text:style-name="T7">“</text:span><text:span text:style-name="T7">poor” solution</text:span></text:p>
          </draw:text-box>
        </draw:frame>
        <draw:frame draw:style-name="gr23" draw:text-style-name="P6" draw:layer="layout" svg:width="3.462cm" svg:height="1.492cm" svg:x="17.184cm" svg:y="11.066cm">
          <draw:text-box>
            <text:p text:style-name="P1"><text:span text:style-name="T5">HT; LP</text:span></text:p>
            <text:p text:style-name="P1"><text:span text:style-name="T7">“</text:span><text:span text:style-name="T7">poor” solution</text:span></text:p>
          </draw:text-box>
        </draw:frame>
        <draw:frame draw:style-name="gr24" draw:text-style-name="P6" draw:layer="layout" svg:width="3.283cm" svg:height="1.49cm" svg:x="23.356cm" svg:y="12.075cm">
          <draw:text-box>
            <text:p text:style-name="P1"><text:span text:style-name="T5">LT; LP</text:span></text:p>
            <text:p text:style-name="P1"><text:span text:style-name="T7">“</text:span><text:span text:style-name="T7">rich” solution</text:span></text:p>
          </draw:text-box>
        </draw:frame>
        <draw:frame draw:style-name="gr25" draw:text-style-name="P6" draw:layer="layout" svg:width="3.282cm" svg:height="1.49cm" svg:x="22.3cm" svg:y="6.236cm">
          <draw:text-box>
            <text:p text:style-name="P1"><text:span text:style-name="T5">LT; HP</text:span></text:p>
            <text:p text:style-name="P1"><text:span text:style-name="T7">“</text:span><text:span text:style-name="T7">rich” solution</text:span></text:p>
          </draw:text-box>
        </draw:frame>
        <draw:custom-shape draw:style-name="gr6" draw:text-style-name="P1" draw:layer="layout" svg:width="0.605cm" svg:height="2.027cm" svg:x="19.42cm" svg:y="14.495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" draw:layer="layout" svg:width="1.669cm" svg:height="1.286cm" svg:x="20.272cm" svg:y="14.933cm">
          <draw:text-box>
            <text:p><text:span text:style-name="T1">Q</text:span><text:span text:style-name="T4">A</text:span></text:p>
          </draw:text-box>
        </draw:frame>
        <draw:frame draw:style-name="gr26" draw:text-style-name="P2" draw:layer="layout" svg:width="1.698cm" svg:height="1.286cm" svg:x="20.445cm" svg:y="3.908cm">
          <draw:text-box>
            <text:p><text:span text:style-name="T1">Q</text:span><text:span text:style-name="T4">G</text:span></text:p>
          </draw:text-box>
        </draw:frame>
        <draw:custom-shape draw:style-name="gr6" draw:text-style-name="P1" draw:layer="layout" svg:width="0.605cm" svg:height="2.027cm" svg:x="20.123cm" svg:y="3.172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5" draw:layer="layout" svg:width="6.653cm" svg:height="1.673cm" svg:x="4.949cm" svg:y="0.6cm">
          <draw:text-box>
            <text:p><text:span text:style-name="T5">LT: Low Temperature</text:span></text:p>
            <text:p><text:span text:style-name="T5">HT: High Temperature</text:span></text:p>
          </draw:text-box>
        </draw:frame>
        <draw:frame draw:style-name="gr27" draw:text-style-name="P5" draw:layer="layout" svg:width="5.751cm" svg:height="1.673cm" svg:x="16.449cm" svg:y="0.6cm">
          <draw:text-box>
            <text:p><text:span text:style-name="T5">LP: Low Pressure</text:span></text:p>
            <text:p><text:span text:style-name="T5">HP: High Pressure</text:span></text:p>
          </draw:text-box>
        </draw:frame>
        <draw:frame draw:style-name="gr28" draw:text-style-name="P7" draw:layer="layout" svg:width="0.777cm" svg:height="0.806cm" svg:x="15.8cm" svg:y="13.092cm">
          <draw:text-box>
            <text:p text:style-name="P7">1</text:p>
          </draw:text-box>
        </draw:frame>
        <draw:frame draw:style-name="gr28" draw:text-style-name="P7" draw:layer="layout" svg:width="0.777cm" svg:height="0.806cm" svg:x="16.4cm" svg:y="5.802cm">
          <draw:text-box>
            <text:p text:style-name="P7">2</text:p>
          </draw:text-box>
        </draw:frame>
        <draw:frame draw:style-name="gr28" draw:text-style-name="P7" draw:layer="layout" svg:width="0.777cm" svg:height="0.806cm" svg:x="5.4cm" svg:y="5.802cm">
          <draw:text-box>
            <text:p text:style-name="P7">3</text:p>
          </draw:text-box>
        </draw:frame>
        <draw:frame draw:style-name="gr28" draw:text-style-name="P7" draw:layer="layout" svg:width="0.777cm" svg:height="0.806cm" svg:x="4.698cm" svg:y="11.8cm">
          <draw:text-box>
            <text:p text:style-name="P7">4</text:p>
          </draw:text-box>
        </draw:frame>
        <draw:frame draw:style-name="gr28" draw:text-style-name="P7" draw:layer="layout" svg:width="0.777cm" svg:height="0.806cm" svg:x="22.6cm" svg:y="13.2cm">
          <draw:text-box>
            <text:p text:style-name="P7">a</text:p>
          </draw:text-box>
        </draw:frame>
        <draw:frame draw:style-name="gr28" draw:text-style-name="P7" draw:layer="layout" svg:width="0.803cm" svg:height="0.806cm" svg:x="23.997cm" svg:y="5.1cm">
          <draw:text-box>
            <text:p text:style-name="P7">b</text:p>
          </draw:text-box>
        </draw:frame>
        <draw:frame draw:style-name="gr28" draw:text-style-name="P7" draw:layer="layout" svg:width="0.777cm" svg:height="0.806cm" svg:x="20.323cm" svg:y="6.411cm">
          <draw:text-box>
            <text:p text:style-name="P7">c</text:p>
          </draw:text-box>
        </draw:frame>
        <draw:frame draw:style-name="gr28" draw:text-style-name="P7" draw:layer="layout" svg:width="0.803cm" svg:height="0.806cm" svg:x="20.397cm" svg:y="10.794cm">
          <draw:text-box>
            <text:p text:style-name="P7">d</text:p>
          </draw:text-box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22T17:36:16</dc:date>
    <dc:creator>Jefferson Gomes</dc:creator>
    <meta:editing-duration>P1DT4M9S</meta:editing-duration>
    <meta:editing-cycles>11</meta:editing-cycles>
    <meta:generator>LibreOffice/3.5$Linux_X86_64 LibreOffice_project/350m1$Build-2</meta:generator>
    <meta:document-statistic meta:object-count="74"/>
  </office:meta>
</office:document-meta>
</file>